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5.2</text:p>
      <text:p text:style-name="P3"/>
      <text:p text:style-name="P4"><text:tab/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3.5$Linux_x86 LibreOffice_project/350m1$Build-2</meta:generator>
    <dc:date>2017-05-29T18:10:30</dc:date>
    <meta:editing-duration>PT13H22M9S</meta:editing-duration>
    <meta:editing-cycles>45</meta:editing-cycles>
    <meta:document-statistic meta:table-count="0" meta:image-count="0" meta:object-count="0" meta:page-count="1" meta:paragraph-count="4" meta:word-count="15" meta:character-count="129" meta:non-whitespace-character-count="74"/>
  </office:meta>
</office:document-meta>
</file>